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fo:border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.782cm" svg:height="10.564cm" svg:x="12.254cm" svg:y="0.408cm">
            <draw:object draw:notify-on-update-of-ranges="Arkusz1.A6:Arkusz1.A15 Arkusz1.A4:Arkusz1.A4 Arkusz1.E6:Arkusz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0"/>
        <table:table-column table:style-name="co2" table:default-cell-style-name="ce10"/>
        <table:table-column table:style-name="co1" table:number-columns-repeated="2" table:default-cell-style-name="ce3"/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75kV</text:p>
          </table:table-cell>
          <table:covered-table-cell table:number-columns-repeated="2" table:style-name="ce3"/>
          <table:covered-table-cell table:number-columns-repeated="2"/>
        </table:table-row>
        <table:table-row table:style-name="ro3">
          <table:table-cell table:style-name="ce2" office:value-type="string" calcext:value-type="string">
            <text:p>lp/mm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kontrast</text:p>
          </table:table-cell>
          <table:table-cell table:style-name="ce2" office:value-type="string" calcext:value-type="string">
            <text:p>MTF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201" calcext:value-type="float">
            <text:p>201</text:p>
          </table:table-cell>
          <table:table-cell office:value-type="float" office:value="187.5" calcext:value-type="float">
            <text:p>187,5</text:p>
          </table:table-cell>
          <table:table-cell table:formula="of:=([.B6]-[.C6])/([.B6]+[.C6])" office:value-type="float" office:value="0.0347490347490347" calcext:value-type="float">
            <text:p>0,0347490347490347</text:p>
          </table:table-cell>
          <table:table-cell table:formula="of:=[.D6]/[.$D$6]" office:value-type="float" office:value="1" calcext:value-type="float">
            <text:p>1</text:p>
          </table:table-cell>
        </table:table-row>
        <table:table-row table:style-name="ro3">
          <table:table-cell office:value-type="float" office:value="0.7" calcext:value-type="float">
            <text:p>0,7</text:p>
          </table:table-cell>
          <table:table-cell office:value-type="float" office:value="200.9" calcext:value-type="float">
            <text:p>200,9</text:p>
          </table:table-cell>
          <table:table-cell office:value-type="float" office:value="189.1" calcext:value-type="float">
            <text:p>189,1</text:p>
          </table:table-cell>
          <table:table-cell table:formula="of:=([.B7]-[.C7])/([.B7]+[.C7])" office:value-type="float" office:value="0.0302564102564103" calcext:value-type="float">
            <text:p>0,0302564102564103</text:p>
          </table:table-cell>
          <table:table-cell table:formula="of:=[.D7]/[.$D$6]" office:value-type="float" office:value="0.870712250712252" calcext:value-type="float">
            <text:p>0,870712250712252</text:p>
          </table:table-cell>
        </table:table-row>
        <table:table-row table:style-name="ro3">
          <table:table-cell office:value-type="float" office:value="0.8" calcext:value-type="float">
            <text:p>0,8</text:p>
          </table:table-cell>
          <table:table-cell office:value-type="float" office:value="202.1" calcext:value-type="float">
            <text:p>202,1</text:p>
          </table:table-cell>
          <table:table-cell office:value-type="float" office:value="193" calcext:value-type="float">
            <text:p>193</text:p>
          </table:table-cell>
          <table:table-cell table:formula="of:=([.B8]-[.C8])/([.B8]+[.C8])" office:value-type="float" office:value="0.0230321437610731" calcext:value-type="float">
            <text:p>0,0230321437610731</text:p>
          </table:table-cell>
          <table:table-cell table:formula="of:=[.D8]/[.$D$6]" office:value-type="float" office:value="0.662813914901993" calcext:value-type="float">
            <text:p>0,662813914901993</text:p>
          </table:table-cell>
        </table:table-row>
        <table:table-row table:style-name="ro3">
          <table:table-cell office:value-type="float" office:value="0.9" calcext:value-type="float">
            <text:p>0,9</text:p>
          </table:table-cell>
          <table:table-cell office:value-type="float" office:value="202.8" calcext:value-type="float">
            <text:p>202,8</text:p>
          </table:table-cell>
          <table:table-cell office:value-type="float" office:value="193.6" calcext:value-type="float">
            <text:p>193,6</text:p>
          </table:table-cell>
          <table:table-cell table:formula="of:=([.B9]-[.C9])/([.B9]+[.C9])" office:value-type="float" office:value="0.0232088799192735" calcext:value-type="float">
            <text:p>0,0232088799192735</text:p>
          </table:table-cell>
          <table:table-cell table:formula="of:=[.D9]/[.$D$6]" office:value-type="float" office:value="0.667899988787982" calcext:value-type="float">
            <text:p>0,6678999887879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0.7" calcext:value-type="float">
            <text:p>200,7</text:p>
          </table:table-cell>
          <table:table-cell office:value-type="float" office:value="194.7" calcext:value-type="float">
            <text:p>194,7</text:p>
          </table:table-cell>
          <table:table-cell table:formula="of:=([.B10]-[.C10])/([.B10]+[.C10])" office:value-type="float" office:value="0.0151745068285281" calcext:value-type="float">
            <text:p>0,0151745068285281</text:p>
          </table:table-cell>
          <table:table-cell table:formula="of:=[.D10]/[.$D$6]" office:value-type="float" office:value="0.436688585398752" calcext:value-type="float">
            <text:p>0,436688585398752</text:p>
          </table:table-cell>
        </table:table-row>
        <table:table-row table:style-name="ro3">
          <table:table-cell office:value-type="float" office:value="1.2" calcext:value-type="float">
            <text:p>1,2</text:p>
          </table:table-cell>
          <table:table-cell office:value-type="float" office:value="198.7" calcext:value-type="float">
            <text:p>198,7</text:p>
          </table:table-cell>
          <table:table-cell office:value-type="float" office:value="196.6" calcext:value-type="float">
            <text:p>196,6</text:p>
          </table:table-cell>
          <table:table-cell table:formula="of:=([.B11]-[.C11])/([.B11]+[.C11])" office:value-type="float" office:value="0.00531242094611686" calcext:value-type="float">
            <text:p>0,00531242094611686</text:p>
          </table:table-cell>
          <table:table-cell table:formula="of:=[.D11]/[.$D$6]" office:value-type="float" office:value="0.152879669449363" calcext:value-type="float">
            <text:p>0,152879669449363</text:p>
          </table:table-cell>
        </table:table-row>
        <table:table-row table:style-name="ro3">
          <table:table-cell office:value-type="float" office:value="1.4" calcext:value-type="float">
            <text:p>1,4</text:p>
          </table:table-cell>
          <table:table-cell office:value-type="float" office:value="197.9" calcext:value-type="float">
            <text:p>197,9</text:p>
          </table:table-cell>
          <table:table-cell office:value-type="float" office:value="195.6" calcext:value-type="float">
            <text:p>195,6</text:p>
          </table:table-cell>
          <table:table-cell table:formula="of:=([.B12]-[.C12])/([.B12]+[.C12])" office:value-type="float" office:value="0.00584498094027957" calcext:value-type="float">
            <text:p>0,00584498094027957</text:p>
          </table:table-cell>
          <table:table-cell table:formula="of:=[.D12]/[.$D$6]" office:value-type="float" office:value="0.168205562614712" calcext:value-type="float">
            <text:p>0,168205562614712</text:p>
          </table:table-cell>
        </table:table-row>
        <table:table-row table:style-name="ro3">
          <table:table-cell office:value-type="float" office:value="1.6" calcext:value-type="float">
            <text:p>1,6</text:p>
          </table:table-cell>
          <table:table-cell office:value-type="float" office:value="195" calcext:value-type="float">
            <text:p>195</text:p>
          </table:table-cell>
          <table:table-cell office:value-type="float" office:value="193.1" calcext:value-type="float">
            <text:p>193,1</text:p>
          </table:table-cell>
          <table:table-cell table:formula="of:=([.B13]-[.C13])/([.B13]+[.C13])" office:value-type="float" office:value="0.00489564545220305" calcext:value-type="float">
            <text:p>0,00489564545220305</text:p>
          </table:table-cell>
          <table:table-cell table:formula="of:=[.D13]/[.$D$6]" office:value-type="float" office:value="0.140885796902288" calcext:value-type="float">
            <text:p>0,140885796902288</text:p>
          </table:table-cell>
        </table:table-row>
        <table:table-row table:style-name="ro3" table:number-rows-repeated="2">
          <table:table-cell/>
          <table:table-cell table:style-name="ce3" table:number-columns-repeated="2"/>
          <table:table-cell table:number-columns-repeated="2"/>
        </table:table-row>
        <table:table-row table:style-name="ro3">
          <table:table-cell table:style-name="ce4" table:number-columns-repeated="5"/>
        </table:table-row>
        <table:table-row table:style-name="ro3">
          <table:table-cell table:style-name="ce4" table:number-columns-repeated="2"/>
          <table:table-cell table:style-name="Default" table:number-columns-repeated="3"/>
        </table:table-row>
        <table:table-row table:style-name="ro3">
          <table:table-cell table:style-name="ce4"/>
          <table:table-cell table:style-name="ce5" office:value-type="string" calcext:value-type="string">
            <text:p>Max lp/mm dla MTF &gt; 10%</text:p>
          </table:table-cell>
          <table:table-cell table:style-name="ce4"/>
          <table:table-cell table:style-name="Default" table:number-columns-repeated="2"/>
        </table:table-row>
        <table:table-row table:style-name="ro3">
          <table:table-cell table:style-name="ce4" table:number-columns-repeated="2"/>
          <table:table-cell table:style-name="ce11" office:value-type="float" office:value="1.6" calcext:value-type="float">
            <text:p>1,6</text:p>
          </table:table-cell>
          <table:table-cell table:style-name="Default" table:number-columns-repeated="2"/>
        </table:table-row>
        <table:table-row table:style-name="ro3">
          <table:table-cell table:style-name="ce4"/>
          <table:table-cell table:style-name="Default" table:number-columns-repeated="4"/>
        </table:table-row>
        <table:table-row table:style-name="ro3">
          <table:table-cell table:style-name="Default"/>
          <table:table-cell table:style-name="ce5" office:value-type="string" calcext:value-type="string">
            <text:p>rozmiar rozróżnialnego obiektu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2"/>
          <table:table-cell table:style-name="ce12" table:formula="of:=1/[.C19]/2" office:value-type="float" office:value="0.3125" calcext:value-type="float">
            <text:p>0,3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14:16:13.658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15:45:07.163000000</meta:creation-date>
    <dc:date>2023-12-19T14:28:48.703000000</dc:date>
    <meta:editing-duration>PT47M40S</meta:editing-duration>
    <meta:editing-cycles>24</meta:editing-cycles>
    <meta:generator>LibreOffice/7.2.2.2$Windows_X86_64 LibreOffice_project/02b2acce88a210515b4a5bb2e46cbfb63fe97d56</meta:generator>
    <meta:document-statistic meta:table-count="1" meta:cell-count="5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83cm" svg:height="10.565cm" xlink:href=".." xlink:type="simple" chart:class="chart:scatter" chart:style-name="ch1">
        <chart:legend chart:legend-position="end" svg:x="16.645cm" svg:y="4.983cm" style:legend-expansion="high" chart:style-name="ch2"/>
        <chart:plot-area chart:style-name="ch3" table:cell-range-address="Arkusz1.A6:Arkusz1.A15 Arkusz1.A4:Arkusz1.A4 Arkusz1.E6:Arkusz1.E15" chart:data-source-has-labels="row" svg:x="0.375cm" svg:y="0.211cm" svg:width="15.895cm" svg:height="10.143cm">
          <chart:coordinate-region svg:x="1.102cm" svg:y="0.411cm" svg:width="14.927cm" svg:height="9.2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6:Arkusz1.E15" chart:label-cell-address="Arkusz1.A4:Arkusz1.A4" chart:class="chart:scatter">
            <chart:domain table:cell-range-address="Arkusz1.A6:Arkusz1.A1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75kV</text:p>
                <draw:g>
                  <svg:desc>Arkusz1.A4:Arkusz1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Arkusz1.A6:Arkusz1.A15</svg:desc>
                </draw:g>
              </table:table-cell>
              <table:table-cell office:value-type="float" office:value="1">
                <text:p>1</text:p>
                <draw:g>
                  <svg:desc>Arkusz1.E6:Arkusz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870712250712252">
                <text:p>0.870712250712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662813914901993">
                <text:p>0.662813914901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667899988787982">
                <text:p>0.667899988787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36688585398752">
                <text:p>0.43668858539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152879669449363">
                <text:p>0.152879669449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168205562614712">
                <text:p>0.168205562614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140885796902288">
                <text:p>0.140885796902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ChartHatch_20_1" draw:display-name="ChartHatch 1" draw:style="double" draw:color="#000000" draw:distance="0.5cm" draw:rotation="1800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